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CAL</text:p>
          </table:table-cell>
          <table:table-cell office:value-type="string" calcext:value-type="string">
            <text:p>Call subroutine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C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, PO, Ln=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, PO, Ln=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Return from subroutine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R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7T12:47:20.439000000</dc:date>
    <meta:editing-duration>PT19H45M18S</meta:editing-duration>
    <meta:editing-cycles>20</meta:editing-cycles>
    <meta:document-statistic meta:table-count="1" meta:cell-count="301" meta:object-count="0"/>
  </office:meta>
</office:document-meta>
</file>